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ohit Devanagari1" svg:font-family="'Lohit Devanagari'"/>
    <style:font-face style:name="Menlo1" svg:font-family="Menlo, monospace"/>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de" fo:country="DE" officeooo:rsid="001f4e9b" officeooo:paragraph-rsid="001f4e9b"/>
    </style:style>
    <style:style style:name="P2" style:family="paragraph" style:parent-style-name="Subtitle">
      <style:text-properties fo:language="de" fo:country="DE" officeooo:paragraph-rsid="001f4e9b"/>
    </style:style>
    <style:style style:name="P3" style:family="paragraph" style:parent-style-name="Subtitle">
      <style:text-properties fo:language="de" fo:country="DE"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Footer">
      <style:text-properties fo:language="de" fo:country="DE"/>
    </style:style>
    <style:style style:name="P6" style:family="paragraph" style:parent-style-name="Footnote">
      <style:text-properties officeooo:rsid="002c5cc6" officeooo:paragraph-rsid="002c5cc6"/>
    </style:style>
    <style:style style:name="P7" style:family="paragraph" style:parent-style-name="Header">
      <style:text-properties fo:language="de" fo:country="DE"/>
    </style:style>
    <style:style style:name="P8" style:family="paragraph" style:parent-style-name="Heading_20_1">
      <style:text-properties fo:language="de" fo:country="DE"/>
    </style:style>
    <style:style style:name="P9" style:family="paragraph" style:parent-style-name="Heading_20_1">
      <style:text-properties fo:language="de" fo:country="DE" officeooo:rsid="002a4761" officeooo:paragraph-rsid="002a4761"/>
    </style:style>
    <style:style style:name="P10" style:family="paragraph" style:parent-style-name="Table_20_Contents">
      <style:text-properties officeooo:rsid="002d7b92" officeooo:paragraph-rsid="002d7b92"/>
    </style:style>
    <style:style style:name="P11" style:family="paragraph" style:parent-style-name="Table_20_Contents">
      <style:text-properties officeooo:rsid="002f5d04" officeooo:paragraph-rsid="002f5d04"/>
    </style:style>
    <style:style style:name="P12" style:family="paragraph" style:parent-style-name="Text_20_body">
      <style:text-properties fo:language="de" fo:country="DE" officeooo:rsid="00242132" officeooo:paragraph-rsid="00242132" fo:background-color="transparent"/>
    </style:style>
    <style:style style:name="P13" style:family="paragraph" style:parent-style-name="Text_20_body">
      <style:text-properties fo:language="de" fo:country="DE" officeooo:paragraph-rsid="0024f0f7" fo:background-color="transparent"/>
    </style:style>
    <style:style style:name="P14" style:family="paragraph" style:parent-style-name="Text_20_body">
      <style:text-properties fo:language="de" fo:country="DE" officeooo:rsid="0026be88" officeooo:paragraph-rsid="0026be88" fo:background-color="transparent"/>
    </style:style>
    <style:style style:name="P15" style:family="paragraph" style:parent-style-name="Text_20_body">
      <style:text-properties fo:language="de" fo:country="DE" officeooo:rsid="002841a3" officeooo:paragraph-rsid="002841a3" fo:background-color="transparent"/>
    </style:style>
    <style:style style:name="P16" style:family="paragraph" style:parent-style-name="Text_20_body">
      <style:text-properties fo:language="de" fo:country="DE" officeooo:rsid="002a3194" officeooo:paragraph-rsid="002a3194" fo:background-color="transparent"/>
    </style:style>
    <style:style style:name="P17" style:family="paragraph" style:parent-style-name="Text_20_body">
      <style:text-properties fo:language="de" fo:country="DE" officeooo:rsid="002aa6c9" officeooo:paragraph-rsid="002aa6c9" fo:background-color="transparent"/>
    </style:style>
    <style:style style:name="P18" style:family="paragraph" style:parent-style-name="Text_20_body">
      <style:text-properties fo:language="de" fo:country="DE" officeooo:rsid="002c5cc6" officeooo:paragraph-rsid="002c5cc6" fo:background-color="transparent"/>
    </style:style>
    <style:style style:name="P19" style:family="paragraph" style:parent-style-name="Text_20_body">
      <style:text-properties fo:language="de" fo:country="DE" officeooo:rsid="002d7b92" officeooo:paragraph-rsid="002d7b92" fo:background-color="transparent"/>
    </style:style>
    <style:style style:name="P20" style:family="paragraph" style:parent-style-name="Text_20_body">
      <style:text-properties fo:language="de" fo:country="DE" officeooo:rsid="002f5d04" officeooo:paragraph-rsid="002f5d04" fo:background-color="transparent"/>
    </style:style>
    <style:style style:name="P21" style:family="paragraph" style:parent-style-name="Text_20_body">
      <style:text-properties officeooo:paragraph-rsid="002a3194"/>
    </style:style>
    <style:style style:name="P22" style:family="paragraph" style:parent-style-name="Text_20_body">
      <style:text-properties officeooo:rsid="002a3194" officeooo:paragraph-rsid="002a3194"/>
    </style:style>
    <style:style style:name="P23" style:family="paragraph" style:parent-style-name="Text_20_body">
      <style:text-properties officeooo:rsid="002a4761" officeooo:paragraph-rsid="002a4761"/>
    </style:style>
    <style:style style:name="P24" style:family="paragraph" style:parent-style-name="Text_20_body">
      <style:paragraph-properties fo:margin-top="0cm" fo:margin-bottom="0cm" style:contextual-spacing="false"/>
      <style:text-properties fo:language="de" fo:country="DE" officeooo:rsid="002f5d04" officeooo:paragraph-rsid="002f5d04" fo:background-color="transparent"/>
    </style:style>
    <style:style style:name="P25" style:family="paragraph" style:parent-style-name="Text_20_body">
      <style:paragraph-properties fo:margin-top="0cm" fo:margin-bottom="0cm" style:contextual-spacing="false"/>
      <style:text-properties style:font-name="Menlo" fo:font-size="10.5pt" fo:language="de" fo:country="DE" officeooo:paragraph-rsid="001f4e9b" fo:background-color="transparent" style:font-size-asian="10.5pt" style:font-size-complex="10.5pt"/>
    </style:style>
    <style:style style:name="T1" style:family="text">
      <style:text-properties officeooo:rsid="001fbed0"/>
    </style:style>
    <style:style style:name="T2" style:family="text">
      <style:text-properties officeooo:rsid="001f4e9b"/>
    </style:style>
    <style:style style:name="T3" style:family="text">
      <style:text-properties officeooo:rsid="00242132"/>
    </style:style>
    <style:style style:name="T4" style:family="text">
      <style:text-properties style:font-name="Liberation Sans" fo:font-size="18pt" officeooo:rsid="00242132" style:font-name-asian="AR PL SungtiL GB" style:font-size-asian="18pt" style:font-name-complex="Lohit Devanagari" style:font-size-complex="18pt"/>
    </style:style>
    <style:style style:name="T5" style:family="text">
      <style:text-properties fo:language="de" fo:country="DE"/>
    </style:style>
    <style:style style:name="T6" style:family="text">
      <style:text-properties fo:language="de" fo:country="DE" officeooo:rsid="002a3194" fo:background-color="transparent" loext:char-shading-value="0"/>
    </style:style>
    <style:style style:name="T7" style:family="text">
      <style:text-properties fo:language="de" fo:country="DE" fo:background-color="transparent" loext:char-shading-value="0"/>
    </style:style>
    <style:style style:name="T8" style:family="text">
      <style:text-properties officeooo:rsid="0024f0f7"/>
    </style:style>
    <style:style style:name="T9" style:family="text">
      <style:text-properties officeooo:rsid="0024f0f7"/>
    </style:style>
    <style:style style:name="T10" style:family="text">
      <style:text-properties officeooo:rsid="0025d88c"/>
    </style:style>
    <style:style style:name="T11" style:family="text">
      <style:text-properties officeooo:rsid="002841a3"/>
    </style:style>
    <style:style style:name="T12" style:family="text">
      <style:text-properties officeooo:rsid="002a3194"/>
    </style:style>
    <style:style style:name="T13" style:family="text">
      <style:text-properties style:font-name="Menlo" fo:language="de" fo:country="DE"/>
    </style:style>
    <style:style style:name="T14" style:family="text">
      <style:text-properties style:font-name="Menlo" fo:language="de" fo:country="DE" officeooo:rsid="002f5d04"/>
    </style:style>
    <style:style style:name="T15" style:family="text">
      <style:text-properties officeooo:rsid="002d7b92"/>
    </style:style>
    <style:style style:name="T16" style:family="text">
      <style:text-properties officeooo:rsid="002f5d04"/>
    </style:style>
    <style:style style:name="T1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3">2</text:span>: <text:span text:style-name="T3">Vollgeladen</text:span><text:reference-mark-end text:name="Aufgabe"/></text:p>
      <text:p text:style-name="P2"><text:span text:style-name="T2">Team-ID: </text:span><text:span text:style-name="T4">00501</text:span></text:p>
      <text:p text:style-name="P2"><text:span text:style-name="T2">Team: </text:span><text:span text:style-name="T4">MWG go brrrrr</text:span></text:p>
      <text:p text:style-name="P2"><text:span text:style-name="T2">Bearbeiter/-innen dieser Aufgabe:<text:line-break/></text:span><text:span text:style-name="T4">Theodor Teslia</text:span></text:p>
      <text:p text:style-name="P3"><text:date style:data-style-name="N81" text:date-value="2021-10-23T17:37:30.609932444" text:fixed="true">23.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372_2668366298" text:style-name="Index_20_Link" text:visited-style-name="Index_20_Link">Ausführen der Datei<text:tab/>2</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5</text:a></text:p>
        </text:index-body>
      </text:table-of-content>
      <text:h text:style-name="P8" text:outline-level="1"><text:bookmark-start text:name="__RefHeading___Toc2232_4178761632"/>Lösungsidee<text:bookmark-end text:name="__RefHeading___Toc2232_4178761632"/></text:h>
      <text:p text:style-name="P12">Zum Lösen dieser Aufgabe habe ich mich am Auswahlkriterium der Hotels orientiert, nachdem die schlechteste Bewertung möglichst hoch sein soll.</text:p>
      <text:p text:style-name="P12">Demnach funktioniert das Programm so, dass es von der besten bis zu schlechtesten Bewertung überprüft, ob es für den Wert eine mögliche Route gibt. Es gibt also eine Schwelle, welche von keiner Bewertung nach unten hin überschritten werden darf. Diese Schwelle startet bei dem Wert 5,0 und wird nach jedem Missglücktem Versuch eine Route zu bilden um 0,1 runtergesetzt.</text:p>
      <text:p text:style-name="P12">Um für eine gegebe<text:span text:style-name="T8">ne</text:span> Schwelle eine Route zu <text:span text:style-name="T8">finden, wird ab dem zuletzt benutzten Hotel das nächste Hotel benutzt, dessen Bewertung größer oder gleich der Schwelle ist und das sich so weit weg wie möglich befindet. Dadurch werden die wenigsten Hotels benutzt, welche aber alle gleich oder größer als die Schwelle sind.</text:span></text:p>
      <text:p text:style-name="P13"><text:span text:style-name="T9">Dadurch, dass </text:span><text:span text:style-name="T10">der Schwellenwert langsam und Schrittweise verringert wird, wird versichert, dass einfach nur eine Route gefunden wird, welche die Mindestbewertung maximiert und dabei ignoriert, welche Werte die anderen Hotelbewertungen haben.</text:span></text:p>
      <text:h text:style-name="P8" text:outline-level="1"><text:bookmark-start text:name="__RefHeading___Toc2234_4178761632"/>Umsetzung<text:bookmark-end text:name="__RefHeading___Toc2234_4178761632"/></text:h>
      <text:p text:style-name="P14">Implementiert wurde dies, indem mit einer Schleife der Schwellenwert immer weiter verringert und der Algorithmus für diesen Wert durchgeführt wurde. Diese Schleife überprüft nach jedem Durchlauf dieses Algorithmus, ob die Distanz zwischen Ziel der Fahrt und des zuletzt benutzten Hotels kleiner oder gleich der Strecke ist, welche an einem tag zurückgelegt werden kann (360) und <text:soft-page-break/>ob höchstens nur vier Hotels benutzt wurden. Dadurch wird die Schleife gestoppt sobald es eine mögliche Route gibt, <text:span text:style-name="T11">wodurch der höchste Schwellenwert direkt ermittelt werden kann.</text:span></text:p>
      <text:p text:style-name="P15">Der Algorithmus funktioniert so, dass linear durch alle Hotels des Beispiels gelaufen wird und für jedes überprüft wird, ob es eine Bewertung besitzt die gleich oder höher als die Schwelle ist. Ist dies nicht der Fall wird einfach mit dem nächsten Hotel der Liste fortgefahren. Danach findet die Überprüfung statt, ob die Distanz zwischen dem Hotel und dem zuletzt benutzten Hotel, bzw. Start geringer als 361, damit das Hotel an einem Tag erreicht werden kann. Wenn dies der Fall ist, wird das Hotel an eine Liste angefügt. Jedes weitere <text:span text:style-name="T12">Hotel, welches diese Kriterien erfüllt und auch von dem vorher benutzten Hotel erreicht werden kann ersetzt dann das soeben eingefügte. Somit wird jeden Tag so weit wie möglich gefahren.</text:span></text:p>
      <text:p text:style-name="P16">Wenn dann das zu überprüfende Hotel zu weit von dem Hotel ist, welches sich nun an der zweitletzten Stelle befindet – es somit also nicht mehr an einem Tag erreicht werden kann – wird das zuletzt eingefügte Hotel „eingeloggt“ und die Überprüfung für das Hotel wird wiederholt.</text:p>
      <text:p text:style-name="P21"><text:span text:style-name="T6">Der Prozess lässt sich so beschreiben, dass jeder Tag als Zyklus gezählt wird. In jedem Zyklus wird das letzte Element der Liste bearbeitet und immer weiter ersetzt, bis das letzte erreichbare Hotel die Position des letzten Hotels der Liste einnimmt. Dieses wird dann „eingeloggt“ und als neue Basis zur Berechnung der Distanzen genommen.</text:span></text:p>
      <text:p text:style-name="P22"><text:span text:style-name="T7">Unabhängig von dem Algorithmus werden die Bewertungen als Integer Zahlen im Bereich von 1 bis 50 anstatt 0,1 bis 5,0 dargestellt. Dadurch lassen sich die Bewertungen genau vergleichen, da Computer bei Dezimalzahlen mit Komma nicht genau sind.</text:span></text:p>
      <text:h text:style-name="P9" text:outline-level="1"><text:bookmark-start text:name="__RefHeading___Toc372_2668366298"/>Ausführen der Datei<text:bookmark-end text:name="__RefHeading___Toc372_2668366298"/></text:h>
      <text:p text:style-name="P23"><text:span text:style-name="T5">Um die beigelegte ausführbare Datei zu testen müssen folgende Schritte befolgt werden.</text:span></text:p>
      <text:p text:style-name="P23"><text:span text:style-name="T5">Die Dateien wurden unter MacOS 11.5.2 erzeugt und mithilfe von folgendem Verfahren getestet.</text:span></text:p>
      <text:p text:style-name="P23"><text:span text:style-name="T5">Im Terminal (</text:span><text:span text:style-name="T13">zsh</text:span><text:span text:style-name="T5">) muss mithilfe von </text:span><text:span text:style-name="T13">cd</text:span><text:span text:style-name="T5"> das Arbeitsverzeichnis (</text:span><text:span text:style-name="T13">pwd</text:span><text:span text:style-name="T5">) auf den Ordner bin der Abgabe gesetzt werden. Die Datei lässt sich dann mithilfe von </text:span><text:span text:style-name="T13">./Aufgabe2</text:span><text:span text:style-name="T5"> ausführen. Um verschiedene Beispiele von der BWINF-Webseite zu testen muss einfach nur de Name der Datei, bspw. </text:span><text:span text:style-name="T13">hotel</text:span><text:span text:style-name="T14">s</text:span><text:span text:style-name="T13">4.txt</text:span><text:span text:style-name="T5">, mit einem Leerzeichen abgetrennt dahinter geschrieben werden (sofern sich in der gleichen Ebene wie der Ordner </text:span><text:span text:style-name="T13">bin</text:span><text:span text:style-name="T5"> der Ordner </text:span><text:span text:style-name="T13">examples</text:span><text:span text:style-name="T5"> befindet, in dem sich die Beispieldateien unbenannt befinden.</text:span></text:p>
      <text:h text:style-name="P8" text:outline-level="1"><text:bookmark-start text:name="__RefHeading___Toc2236_4178761632"/>Beispiele<text:bookmark-end text:name="__RefHeading___Toc2236_4178761632"/></text:h>
      <text:p text:style-name="P17">Die Ausgabe des Programmes lässt sich in dem Ordner out finden und wird zudem beim Ausführen der Datei ausgegeben.</text:p>
      <text:p text:style-name="P17">Im Folgenden soll nun der Durchlauf des Programmes am Beispiel der Datei hotel<text:span text:style-name="T16">s</text:span>1.txt stattfinden.</text:p>
      <text:p text:style-name="P17">Der Algorithmus beginnt mit dem Wert 50 als Schwelle (alle Dezimalzeichen wurden entfernt, die Bewertungen wurden alle also mit zehn multipliziert).</text:p>
      <text:p text:style-name="P17"><text:soft-page-break/>Da es in dem Beispiel kein Hotel mit der Bewertung 5,0 gibt, kann dieser Durchlauf, wie auch für 4,9, ignoriert werden. Wenn der Schwellenwert 4,8 beträgt, wird das Hotel bei 326 in die Liste eingefügt. Weiter passiert dann aber auch nichts, da kein anderes Hotel solch eine hohe Bewertung besitzt.</text:p>
      <text:p text:style-name="P17">Es wird nun vorgesprungen, bis die Schwelle den Wert 3,0 besitzt:</text:p>
      <text:p text:style-name="P17">Das Hotel bei 12 wird in die Liste eingefügt und vom Hotel bei 326 direkt wieder überschrieben, da dieses weiter vorne und trotzdem über dem Schwellenwert ist. Die Hotels <text:s/>bei 347 und 359 werden ignoriert, da deren Bewertungen unter der Schwelle liegen. Da das nächste Hotel bei 553 liegt wird dieser Zyklus abgeschlossen und das Hotel bei 326 wird „eingeloggt“.</text:p>
      <text:p text:style-name="P18">Die Bewertung des Hotels bei 553 ist 3,6, weshalb es an die Liste angehängt wird. 590<text:note text:id="ftn0" text:note-class="footnote"><text:note-citation>1</text:note-citation><text:note-body><text:p text:style-name="P6">Um den Text zu verkürzen wird folgend nur die drei- <text:span text:style-name="T15">bzw. vier</text:span>stellig<text:span text:style-name="T15">e</text:span> Position des Hotels benutzt.</text:p></text:note-body></text:note> wird aufgrund der Schwelle ignoriert. 687 markiert wieder das Ende des Tages, da von 326 nur bis 686 gefahren werden kann, und 553 wird eingeloggt.</text:p>
      <text:p text:style-name="P18">Wieder wird 687 eingefügt, das nächste Hotel ist mit 1007 jedoch zu weit entfernt, wodurch 687 eingeloggt wird.</text:p>
      <text:p text:style-name="P19">Die einzigen Hotels des folgenden Zyklus’ sind 1007 und 1008. Beide besitzen aber eine zu geringe Bewertung. Da in diesem Zyklus kein Hotel benutzt werden kann wird der Algorithmus abgebrochen und mit einem verringerten Schwellenwert wieder versucht.</text:p>
      <text:p text:style-name="P19">Den ersten erfolgreichen Durchlauf, und dadurch auch die höchste Schwelle, findet man beim Wert 2,7:</text:p>
      <text:p text:style-name="P19">Am ersten Tag wird 12 eingefügt, durch 326 und dieses wiederum durch 347 ersetzt. 359 besitzt dagegen eine zu geringe Bewertung. 347 wird also eingeloggt.</text:p>
      <text:p text:style-name="P19">Der zweite Tag:</text:p>
      <table:table table:name="Table1" table:style-name="Table1">
        <table:table-column table:style-name="Table1.A" table:number-columns-repeated="3"/>
        <table:table-row>
          <table:table-cell table:style-name="Table1.A1" office:value-type="string">
            <text:p text:style-name="P10">553</text:p>
          </table:table-cell>
          <table:table-cell table:style-name="Table1.A1" office:value-type="string">
            <text:p text:style-name="P10">590</text:p>
          </table:table-cell>
          <table:table-cell table:style-name="Table1.C1" office:value-type="string">
            <text:p text:style-name="P10">687</text:p>
          </table:table-cell>
        </table:table-row>
        <table:table-row>
          <table:table-cell table:style-name="Table1.A2" office:value-type="string">
            <text:p text:style-name="P10">Wird eingefügt</text:p>
          </table:table-cell>
          <table:table-cell table:style-name="Table1.A2" office:value-type="string">
            <text:p text:style-name="P10">Wird ignoriert</text:p>
          </table:table-cell>
          <table:table-cell table:style-name="Table1.C2" office:value-type="string">
            <text:p text:style-name="P10">Ersetzt 553 und wird eingeloggt</text:p>
          </table:table-cell>
        </table:table-row>
      </table:table>
      <text:p text:style-name="P19"/>
      <text:p text:style-name="P19">Der dritte Tag:</text:p>
      <table:table table:name="Table2" table:style-name="Table2">
        <table:table-column table:style-name="Table2.A" table:number-columns-repeated="2"/>
        <table:table-row>
          <table:table-cell table:style-name="Table2.A1" office:value-type="string">
            <text:p text:style-name="P10">1007</text:p>
          </table:table-cell>
          <table:table-cell table:style-name="Table2.B1" office:value-type="string">
            <text:p text:style-name="P10">1008</text:p>
          </table:table-cell>
        </table:table-row>
        <table:table-row>
          <table:table-cell table:style-name="Table2.A2" office:value-type="string">
            <text:p text:style-name="P10">Wird eingefügt.</text:p>
          </table:table-cell>
          <table:table-cell table:style-name="Table2.B2" office:value-type="string">
            <text:p text:style-name="P10">Wird ignoriert. 1007 wird eingeloggt.</text:p>
          </table:table-cell>
        </table:table-row>
      </table:table>
      <text:p text:style-name="P19"/>
      <text:p text:style-name="P19">Der vierte Tag:</text:p>
      <table:table table:name="Table3" table:style-name="Table3">
        <table:table-column table:style-name="Table3.A" table:number-columns-repeated="2"/>
        <table:table-row>
          <table:table-cell table:style-name="Table3.A1" office:value-type="string">
            <text:p text:style-name="P11">1321</text:p>
          </table:table-cell>
          <table:table-cell table:style-name="Table3.B1" office:value-type="string">
            <text:p text:style-name="P11">1360</text:p>
          </table:table-cell>
        </table:table-row>
        <table:table-row>
          <table:table-cell table:style-name="Table3.A2" office:value-type="string">
            <text:p text:style-name="P11">Wird ignoriert</text:p>
          </table:table-cell>
          <table:table-cell table:style-name="Table3.B2" office:value-type="string">
            <text:p text:style-name="P11">Wird eingefügt und eingeloggt</text:p>
          </table:table-cell>
        </table:table-row>
      </table:table>
      <text:p text:style-name="P19"/>
      <text:p text:style-name="P20"><text:soft-page-break/>Da es von 1360 bis zum Ende bei 1680 nur 320 Minuten sind, lässt sich dies am fünften Tag fahren und das Ziel wird innerhalb von 5 Tagen mit einer geringsten Bewertung von 2,7 erreicht.</text:p>
      <text:p text:style-name="P20">Es folgen nun die Ausgaben für die Beispieldateien:</text:p>
      <text:p text:style-name="P24"><text:span text:style-name="T17">hotels1.txt</text:span>:</text:p>
      <text:p text:style-name="P24">Die geringste Bewertung eines Hotels ist 2.7</text:p>
      <text:p text:style-name="P24">Die Distanzen, an denen ein Hotel aufgesucht wird sind:</text:p>
      <text:p text:style-name="P24">347</text:p>
      <text:p text:style-name="P24">687</text:p>
      <text:p text:style-name="P24">1007</text:p>
      <text:p text:style-name="P24">1360</text:p>
      <text:p text:style-name="P24"/>
      <text:p text:style-name="P24"><text:span text:style-name="T17">hotels2.txt</text:span>:</text:p>
      <text:p text:style-name="P24">Die geringste Bewertung eines Hotels ist 2.3</text:p>
      <text:p text:style-name="P24">Die Distanzen, an denen ein Hotel aufgesucht wird sind:</text:p>
      <text:p text:style-name="P24">341</text:p>
      <text:p text:style-name="P24">700</text:p>
      <text:p text:style-name="P24">1053</text:p>
      <text:p text:style-name="P24">1380</text:p>
      <text:p text:style-name="P24"/>
      <text:p text:style-name="P24"><text:span text:style-name="T17">hotels3.txt</text:span>:</text:p>
      <text:p text:style-name="P24">Die geringste Bewertung eines Hotels ist 0.3</text:p>
      <text:p text:style-name="P24">Die Distanzen, an denen ein Hotel aufgesucht wird sind:</text:p>
      <text:p text:style-name="P24">360</text:p>
      <text:p text:style-name="P24">717</text:p>
      <text:p text:style-name="P24">1076</text:p>
      <text:p text:style-name="P24">1433</text:p>
      <text:p text:style-name="P24"/>
      <text:p text:style-name="P24"><text:span text:style-name="T17">hotels4.txt</text:span>:</text:p>
      <text:p text:style-name="P24">Die geringste Bewertung eines Hotels ist 4.6</text:p>
      <text:p text:style-name="P24">Die Distanzen, an denen ein Hotel aufgesucht wird sind:</text:p>
      <text:p text:style-name="P24">340</text:p>
      <text:p text:style-name="P24">676</text:p>
      <text:p text:style-name="P24">1032</text:p>
      <text:p text:style-name="P24">1316</text:p>
      <text:p text:style-name="P24"/>
      <text:p text:style-name="P24"><text:span text:style-name="T17">hotels5.txt</text:span>:</text:p>
      <text:p text:style-name="P24">Die geringste Bewertung eines Hotels ist 5</text:p>
      <text:p text:style-name="P24">Die Distanzen, an denen ein Hotel aufgesucht wird sind:</text:p>
      <text:p text:style-name="P24">317</text:p>
      <text:p text:style-name="P24">636</text:p>
      <text:p text:style-name="P24">987</text:p>
      <text:p text:style-name="P24"><text:soft-page-break/>1286</text:p>
      <text:h text:style-name="P8" text:outline-level="1"><text:bookmark-start text:name="__RefHeading___Toc2238_4178761632"/>Quellcode<text:bookmark-end text:name="__RefHeading___Toc2238_4178761632"/></text:h>
      <text:p text:style-name="P25">void makeWay(int ratingThreshold, std::vector&lt;Hotel&gt;&amp; result, std::vector&lt;Hotel&gt;&amp; list, const int&amp; tripLength) { <text:s/>// Main algorithm</text:p>
      <text:p text:style-name="P25"><text:tab/>int index = 0; <text:s/>// Marks index in result that gets changed</text:p>
      <text:p text:style-name="P25"><text:tab/>bool added = false;</text:p>
      <text:p text:style-name="P25"><text:tab/>for (int i = 0; i &lt; list.size(); i++) {</text:p>
      <text:p text:style-name="P25"><text:tab/><text:tab/>Hotel h = list.at(i);</text:p>
      <text:p text:style-name="P25"/>
      <text:p text:style-name="P25"><text:tab/><text:tab/>if (h.getScore() &lt; ratingThreshold) {</text:p>
      <text:p text:style-name="P25"><text:tab/><text:tab/><text:tab/>continue;</text:p>
      <text:p text:style-name="P25"><text:tab/><text:tab/>}</text:p>
      <text:p text:style-name="P25"><text:tab/><text:tab/>if (calculateDistance(h.getDistance(), result, index-1) &gt; maxDistancePerDay) { <text:s/>// If hotel is to far -&gt; Start new cycle</text:p>
      <text:p text:style-name="P25"><text:tab/><text:tab/><text:tab/>if (!added) {</text:p>
      <text:p text:style-name="P25"><text:tab/><text:tab/><text:tab/><text:tab/>return;</text:p>
      <text:p text:style-name="P25"><text:tab/><text:tab/><text:tab/>}</text:p>
      <text:p text:style-name="P25"><text:tab/><text:tab/><text:tab/>index += 1; <text:s/>// Enter last hotel that was near and good enough</text:p>
      <text:p text:style-name="P25"><text:tab/><text:tab/><text:tab/>added = false;</text:p>
      <text:p text:style-name="P25"><text:tab/><text:tab/><text:tab/>i -= 1; <text:s/>// Try again with same hotel</text:p>
      <text:p text:style-name="P25"><text:tab/><text:tab/><text:tab/>if (calculateDistance(tripLength, result) &lt;= maxDistancePerDay) {</text:p>
      <text:p text:style-name="P25"><text:tab/><text:tab/><text:tab/><text:tab/>return; <text:s/>// Check whether already existing list is sufficient</text:p>
      <text:p text:style-name="P25"><text:tab/><text:tab/><text:tab/>}</text:p>
      <text:p text:style-name="P25"><text:tab/><text:tab/><text:tab/>continue;</text:p>
      <text:p text:style-name="P25"><text:tab/><text:tab/>}</text:p>
      <text:p text:style-name="P25"><text:tab/><text:tab/>if (added) {</text:p>
      <text:p text:style-name="P25"><text:tab/><text:tab/><text:tab/>result.at(index) = h;</text:p>
      <text:p text:style-name="P25"><text:tab/><text:tab/>} else { <text:s/>// If first hotel in cycle -&gt; push_back</text:p>
      <text:p text:style-name="P25"><text:tab/><text:tab/><text:tab/>result.push_back(h);</text:p>
      <text:p text:style-name="P25"><text:tab/><text:tab/><text:tab/>added = true;</text:p>
      <text:p text:style-name="P25"><text:tab/><text:tab/>}</text:p>
      <text:p text:style-name="P25"><text:tab/>}</text:p>
      <text:p text:style-name="P25">}</text:p>
      <text:p text:style-name="P25"/>
      <text:p text:style-name="P25"/>
      <text:p text:style-name="P25"/>
      <text:p text:style-name="P25"/>
      <text:p text:style-name="P25">std::vector&lt;Hotel&gt; result;</text:p>
      <text:p text:style-name="P25">int highestPossibleRating = 51;</text:p>
      <text:p text:style-name="P25">do {</text:p>
      <text:p text:style-name="P25"><text:tab/>if (highestPossibleRating == 0) {</text:p>
      <text:p text:style-name="P25"><text:tab/><text:tab/>std::cout &lt;&lt; "Es gibt leider keine Möglichkeit innerhalb von fünf Tagen bzw. vier Übernachtungen nach Portugal zu fahren." &lt;&lt; std::endl;</text:p>
      <text:p text:style-name="P25"><text:soft-page-break/><text:tab/><text:tab/>if (!printOutFailure(file)) {</text:p>
      <text:p text:style-name="P25"><text:tab/><text:tab/><text:tab/>return -4;</text:p>
      <text:p text:style-name="P25"><text:tab/><text:tab/>}</text:p>
      <text:p text:style-name="P25"><text:tab/><text:tab/>return 0;</text:p>
      <text:p text:style-name="P25"><text:tab/>}</text:p>
      <text:p text:style-name="P25"><text:tab/>result.clear(); <text:s/>// Initialize values</text:p>
      <text:p text:style-name="P25"><text:tab/>highestPossibleRating -= 1;</text:p>
      <text:p text:style-name="P25"><text:tab/>makeWay(highestPossibleRating, result, hotelList, roadtripLength);</text:p>
      <text:p text:style-name="P25">} while (calculateDistance(roadtripLength, result) &gt; maxDistancePerDay || result.size() &gt;= maxTripLeng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ohit Devanagari1" svg:font-family="'Lohit Devanagari'"/>
    <style:font-face style:name="Menlo1" svg:font-family="Menlo, monospace"/>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2: Vollgeladen</text:reference-ref><text:tab/><text:tab/><text:span text:style-name="MT1">Team-ID: </text:span><text:span text:style-name="MT1"><text:bookmark-ref text:reference-format="text" text:ref-name="TeamId">Error: Reference source not found</text:bookmark-ref></text:span></text:p>
      </style:header>
      <style:header-first>
        <text:p text:style-name="MP1"/>
      </style:header-first>
      <style:footer>
        <text:p text:style-name="MP2"><text:tab/><text:page-number text:select-page="current">6</text:page-number>/<text:page-count>6</text:page-count></text:p>
      </style:footer>
      <style:footer-first>
        <text:p text:style-name="MP2"><text:tab/><text:page-number text:select-page="current">1</text:page-number>/<text:page-count>6</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23T17:37:32.391944659</meta:creation-date>
    <meta:editing-duration>PT34M24S</meta:editing-duration>
    <meta:editing-cycles>7</meta:editing-cycles>
    <meta:generator>LibreOffice/7.0.1.2$MacOSX_X86_64 LibreOffice_project/7cbcfc562f6eb6708b5ff7d7397325de9e764452</meta:generator>
    <dc:date>2021-10-24T20:58:21.174701087</dc:date>
    <meta:document-statistic meta:table-count="3" meta:image-count="0" meta:object-count="0" meta:page-count="6" meta:paragraph-count="139" meta:word-count="1357" meta:character-count="8740" meta:non-whitespace-character-count="7428"/>
  </office:meta>
</office:document-meta>
</file>